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01f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mysql&gt; </text:span>CREATE DATABASE vac;</text:p>
      <text:p text:style-name="Standard"/>
      <text:p text:style-name="Standard"><text:span text:style-name="T1">mysql&gt; </text:span>USE vas;</text:p>
      <text:p text:style-name="Standard"/>
      <text:p text:style-name="Standard"><text:span text:style-name="T1">mysql&gt; </text:span>CREATE TABLE vaccines(</text:p>
      <text:p text:style-name="Standard"><text:s text:c="4"/>-&gt; name VARCHAR(50) NOT NULL,</text:p>
      <text:p text:style-name="Standard"><text:s text:c="4"/>-&gt; courses VARCHAR(100) NOT NULL);</text:p>
      <text:p text:style-name="Standard"/>
      <text:p text:style-name="Standard">mysql&gt; CREATE TABLE child(</text:p>
      <text:p text:style-name="Standard"><text:s text:c="4"/>-&gt; ID INT NOT NULL,</text:p>
      <text:p text:style-name="Standard"><text:s text:c="4"/>-&gt; NAME VARCHAR(50),</text:p>
      <text:p text:style-name="Standard"><text:s text:c="4"/>-&gt; DOB VARCHAR(50),</text:p>
      <text:p text:style-name="Standard"><text:s text:c="4"/>-&gt; FATHER VARCHAR(50),</text:p>
      <text:p text:style-name="Standard"><text:s text:c="4"/>-&gt; MOTHER VARCHAR(50),</text:p>
      <text:p text:style-name="Standard"><text:s text:c="4"/>-&gt; EMAIL VARCHAR(50),</text:p>
      <text:p text:style-name="Standard"><text:s text:c="4"/>-&gt; VACCINATION STATUS VARCHAR(50));</text:p>
      <text:p text:style-name="Standard"/>
      <text:p text:style-name="Standard">mysql&gt; CREATE TABLE hospital(</text:p>
      <text:p text:style-name="Standard"><text:s text:c="4"/>-&gt; NAME CHAR(50),</text:p>
      <text:p text:style-name="Standard"><text:s text:c="4"/>-&gt; LOCATION VARCHAR(100),</text:p>
      <text:p text:style-name="Standard"><text:s text:c="4"/>-&gt; DOCTOR CHAR(50));</text:p>
      <text:p text:style-name="Standard"/>
      <text:p text:style-name="Standard">mysql&gt; CREATE TABLE vaccination_status(</text:p>
      <text:p text:style-name="Standard"><text:s text:c="4"/>-&gt; COMPLETED VARCHAR(100),</text:p>
      <text:p text:style-name="Standard"><text:s text:c="4"/>-&gt; PENDING VARCHAR(100)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1T23:04:35.779932150</meta:creation-date>
    <dc:date>2021-04-11T23:14:03.335604961</dc:date>
    <meta:editing-duration>PT9M28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20" meta:word-count="72" meta:character-count="555" meta:non-whitespace-character-count="447"/>
  </office:meta>
</office:document-meta>
</file>